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4.0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4.656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="Arrow" draw:marker-start-width="0.3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4.2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9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9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604cm" svg:height="1.016cm" svg:x="13.372cm" svg:y="1.73cm">
          <text:p text:style-name="P1">Audio Code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5.19cm" svg:height="1.016cm" svg:x="0.345cm" svg:y="1.731cm">
          <text:p text:style-name="P1">Micro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line-skew="-0.605cm" svg:x1="2.94cm" svg:y1="1.731cm" svg:x2="15.674cm" svg:y2="1.73cm" draw:start-shape="id1" draw:start-glue-point="4" draw:end-shape="id2" svg:d="M2940 1731v-1124h12734v1123" svg:viewBox="0 0 12735 1125">
          <text:p/>
        </draw:connector>
        <draw:frame draw:style-name="gr4" draw:text-style-name="P4" draw:layer="layout" svg:width="5.747cm" svg:height="0.962cm" svg:x="6.611cm" svg:y="0.126cm">
          <draw:text-box>
            <text:p>Codec Config (i2c)</text:p>
          </draw:text-box>
        </draw:frame>
        <draw:connector draw:style-name="gr3" draw:text-style-name="P3" draw:layer="layout" svg:x1="5.535cm" svg:y1="2.239cm" svg:x2="13.372cm" svg:y2="2.238cm" draw:start-shape="id1" draw:start-glue-point="7" draw:end-shape="id2" draw:end-glue-point="5" svg:d="M5535 2239h3919v-1h3918" svg:viewBox="0 0 7838 2">
          <text:p/>
        </draw:connector>
        <draw:frame draw:style-name="gr4" draw:text-style-name="P4" draw:layer="layout" svg:width="5.425cm" svg:height="0.962cm" svg:x="6.772cm" svg:y="1.753cm">
          <draw:text-box>
            <text:p>Digital Audio (i2s)</text:p>
          </draw:text-box>
        </draw:frame>
        <draw:frame draw:style-name="gr5" draw:text-style-name="P5" xml:id="id3" draw:id="id3" draw:layer="layout" svg:width="5.819cm" svg:height="0.962cm" svg:x="19.211cm" svg:y="1.753cm">
          <draw:text-box>
            <text:p>Audio Out (analog)</text:p>
          </draw:text-box>
        </draw:frame>
        <draw:connector draw:style-name="gr6" draw:text-style-name="P3" draw:layer="layout" svg:x1="17.976cm" svg:y1="2.238cm" svg:x2="19.211cm" svg:y2="2.234cm" draw:start-shape="id2" draw:start-glue-point="7" draw:end-shape="id3" draw:end-glue-point="3" svg:d="M17976 2238h627v-4h608" svg:viewBox="0 0 1236 5">
          <text:p/>
        </draw:connector>
        <draw:frame draw:style-name="gr7" draw:text-style-name="P5" xml:id="id4" draw:id="id4" draw:layer="layout" svg:width="5.324cm" svg:height="0.962cm" svg:x="13.012cm" svg:y="3.953cm">
          <draw:text-box>
            <text:p>Audio In (analog)</text:p>
          </draw:text-box>
        </draw:frame>
        <draw:connector draw:style-name="gr6" draw:text-style-name="P3" draw:layer="layout" svg:x1="15.674cm" svg:y1="3.953cm" svg:x2="15.674cm" svg:y2="2.746cm" draw:start-shape="id4" draw:start-glue-point="0" draw:end-shape="id2" draw:end-glue-point="6" svg:d="M15674 3953v-1207" svg:viewBox="0 0 1 120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08:50:04.453039766</meta:creation-date>
    <dc:date>2020-08-27T16:27:45.451732616</dc:date>
    <meta:editing-duration>PT17M9S</meta:editing-duration>
    <meta:editing-cycles>3</meta:editing-cycles>
    <meta:generator>LibreOffice/6.4.5.2$Linux_X86_64 LibreOffice_project/40$Build-2</meta:generator>
    <meta:document-statistic meta:object-count="10"/>
  </office:meta>
</office:document-meta>
</file>